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6">
      <style:graphic-properties draw:fill="none" draw:stroke="solid" svg:stroke-width="0.00694in" svg:stroke-color="#4472c4" draw:marker-end="a375" svg:stroke-opacity="100%" draw:stroke-linejoin="miter" svg:stroke-linecap="butt"/>
    </style:style>
    <style:style style:family="graphic" style:name="a378">
      <style:graphic-properties draw:fill="none" draw:stroke="solid" svg:stroke-width="0.00694in" svg:stroke-color="#4472c4" draw:marker-end="a377" svg:stroke-opacity="100%" draw:stroke-linejoin="miter" svg:stroke-linecap="butt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8">
      <style:graphic-properties draw:fill="none" draw:stroke="solid" svg:stroke-width="0.00694in" svg:stroke-color="#000000" draw:marker-end="a497" svg:stroke-opacity="100%" draw:stroke-linejoin="miter" svg:stroke-linecap="but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0">
      <style:graphic-properties draw:fill="none" draw:stroke="solid" svg:stroke-width="0.00694in" svg:stroke-color="#4472c4" draw:marker-end="a379" svg:stroke-opacity="100%" draw:stroke-linejoin="miter" svg:stroke-linecap="butt"/>
    </style:style>
    <style:style style:family="graphic" style:name="a382">
      <style:graphic-properties draw:fill="none" draw:stroke="solid" svg:stroke-width="0.00694in" svg:stroke-color="#4472c4" draw:marker-end="a381" svg:stroke-opacity="100%" draw:stroke-linejoin="miter" svg:stroke-linecap="butt"/>
    </style:style>
    <style:style style:family="graphic" style:name="a384">
      <style:graphic-properties draw:fill="none" draw:stroke="solid" svg:stroke-width="0.00694in" svg:stroke-color="#4472c4" draw:marker-end="a383" svg:stroke-opacity="100%" draw:stroke-linejoin="miter" svg:stroke-linecap="butt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0694in" svg:stroke-color="#4472c4" draw:marker-end="a404" svg:stroke-opacity="100%" draw:stroke-linejoin="miter" svg:stroke-linecap="butt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none" draw:stroke="solid" svg:stroke-width="0.00694in" svg:stroke-color="#4472c4" draw:marker-end="a406" svg:stroke-opacity="100%" draw:stroke-linejoin="miter" svg:stroke-linecap="butt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3b383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9">
      <style:graphic-properties draw:fill="none" draw:stroke="solid" svg:stroke-width="0.00694in" svg:stroke-color="#4472c4" draw:marker-end="a408" svg:stroke-opacity="100%" draw:stroke-linejoin="miter" svg:stroke-linecap="butt"/>
    </style:style>
    <style:style style:family="graphic" style:name="a458">
      <style:graphic-properties draw:fill="none" draw:stroke="solid" svg:stroke-width="0.00694in" svg:stroke-color="#7030a0" draw:marker-end="a457" svg:stroke-opacity="100%" draw:stroke-linejoin="miter" svg:stroke-linecap="butt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2">
      <style:graphic-properties draw:fill="none" draw:stroke="solid" svg:stroke-width="0.00694in" svg:stroke-color="#4472c4" draw:marker-end="a391" svg:stroke-opacity="100%" draw:stroke-linejoin="miter" svg:stroke-linecap="butt"/>
    </style:style>
    <style:style style:family="graphic" style:name="a394">
      <style:graphic-properties draw:fill="none" draw:stroke="solid" svg:stroke-width="0.00694in" svg:stroke-color="#4472c4" draw:marker-end="a393" svg:stroke-opacity="100%" draw:stroke-linejoin="miter" svg:stroke-linecap="butt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0">
      <style:graphic-properties draw:fill="none" draw:stroke="solid" svg:stroke-width="0.00694in" svg:stroke-color="#7030a0" draw:marker-end="a459" svg:stroke-opacity="100%" draw:stroke-linejoin="miter" svg:stroke-linecap="butt"/>
    </style:style>
    <style:style style:family="graphic" style:name="a414">
      <style:graphic-properties draw:fill="none" draw:stroke="solid" svg:stroke-width="0.00694in" svg:stroke-color="#4472c4" draw:marker-end="a413" svg:stroke-opacity="100%" draw:stroke-linejoin="miter" svg:stroke-linecap="butt"/>
    </style:style>
    <style:style style:family="graphic" style:name="a462">
      <style:graphic-properties draw:fill="none" draw:stroke="solid" svg:stroke-width="0.00694in" svg:stroke-color="#7030a0" draw:marker-end="a461" svg:stroke-opacity="100%" draw:stroke-linejoin="miter" svg:stroke-linecap="butt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draw:fill="none" draw:stroke="solid" svg:stroke-width="0.00694in" svg:stroke-color="#7030a0" draw:marker-end="a463" svg:stroke-opacity="100%" draw:stroke-linejoin="miter" svg:stroke-linecap="butt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draw:fill="none" draw:stroke="solid" svg:stroke-width="0.00694in" svg:stroke-color="#7030a0" draw:marker-end="a465" svg:stroke-opacity="100%" draw:stroke-linejoin="miter" svg:stroke-linecap="butt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draw:fill="none" draw:stroke="solid" svg:stroke-width="0.00694in" svg:stroke-color="#7030a0" draw:marker-end="a467" svg:stroke-opacity="100%" draw:stroke-linejoin="miter" svg:stroke-linecap="butt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0">
      <style:graphic-properties draw:fill="none" draw:stroke="solid" svg:stroke-width="0.00694in" svg:stroke-color="#7030a0" draw:marker-end="a469" svg:stroke-opacity="100%" draw:stroke-linejoin="miter" svg:stroke-linecap="butt"/>
    </style:style>
    <style:style style:family="graphic" style:name="a422">
      <style:graphic-properties draw:fill="none" draw:stroke="solid" svg:stroke-width="0.00694in" svg:stroke-color="#4472c4" draw:marker-end="a421" svg:stroke-opacity="100%" draw:stroke-linejoin="miter" svg:stroke-linecap="butt"/>
    </style:style>
    <style:style style:family="graphic" style:name="a472">
      <style:graphic-properties draw:fill="none" draw:stroke="solid" svg:stroke-width="0.00694in" svg:stroke-color="#7030a0" draw:marker-end="a471" svg:stroke-opacity="100%" draw:stroke-linejoin="miter" svg:stroke-linecap="butt"/>
    </style:style>
    <style:style style:family="graphic" style:name="a424">
      <style:graphic-properties draw:fill="none" draw:stroke="solid" svg:stroke-width="0.00694in" svg:stroke-color="#4472c4" draw:marker-end="a423" svg:stroke-opacity="100%" draw:stroke-linejoin="miter" svg:stroke-linecap="butt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>
      <style:graphic-properties draw:fill="none" draw:stroke="solid" svg:stroke-width="0.00694in" svg:stroke-color="#7030a0" draw:marker-end="a473" svg:stroke-opacity="100%" draw:stroke-linejoin="miter" svg:stroke-linecap="butt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draw:fill="none" draw:stroke="solid" svg:stroke-width="0.00694in" svg:stroke-color="#7030a0" draw:marker-end="a475" svg:stroke-opacity="100%" draw:stroke-linejoin="miter" svg:stroke-linecap="butt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draw:fill="none" draw:stroke="solid" svg:stroke-width="0.00694in" svg:stroke-color="#7030a0" draw:marker-end="a477" svg:stroke-opacity="100%" draw:stroke-linejoin="miter" svg:stroke-linecap="butt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none" draw:stroke="solid" svg:stroke-width="0.00694in" svg:stroke-color="#7030a0" draw:marker-end="a479" svg:stroke-opacity="100%" draw:stroke-linejoin="miter" svg:stroke-linecap="butt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2">
      <style:graphic-properties draw:fill="none" draw:stroke="solid" svg:stroke-width="0.00694in" svg:stroke-color="#7030a0" draw:marker-end="a481" svg:stroke-opacity="100%" draw:stroke-linejoin="miter" svg:stroke-linecap="butt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draw:fill="none" draw:stroke="solid" svg:stroke-width="0.00694in" svg:stroke-color="#7030a0" draw:marker-end="a483" svg:stroke-opacity="100%" draw:stroke-linejoin="miter" svg:stroke-linecap="butt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none" draw:stroke="solid" svg:stroke-width="0.00694in" svg:stroke-color="#000000" draw:marker-end="a499" svg:stroke-opacity="100%" draw:stroke-linejoin="miter" svg:stroke-linecap="butt"/>
    </style:style>
    <style:style style:family="graphic" style:name="a502">
      <style:graphic-properties draw:fill="none" draw:stroke="solid" svg:stroke-width="0.00694in" svg:stroke-color="#000000" draw:marker-end="a501" svg:stroke-opacity="100%" draw:stroke-linejoin="miter" svg:stroke-linecap="butt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elfolie" presentation:presentation-page-layout-name="Master1-PPL1" draw:id="Slide-256">
        <draw:custom-shape svg:x="6.52027in" svg:y="0.46082in" svg:width="0.90899in" svg:height="0.52294in" draw:id="id63" draw:style-name="a359" draw:name="Rechteck 3">
          <svg:title/>
          <svg:desc/>
          <text:p text:style-name="a358" text:class-names="" text:cond-style-name=""><text:span text:style-name="a357" text:class-names="">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395in" svg:y="1.50841in" svg:width="1.70872in" svg:height="0.52294in" draw:id="id64" draw:style-name="a362" draw:name="Rechteck 4">
          <svg:title/>
          <svg:desc/>
          <text:p text:style-name="a361" text:class-names="" text:cond-style-name=""><text:span text:style-name="a360" text:class-names="">Encode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408in" svg:y="1.49235in" svg:width="1.20184in" svg:height="0.52294in" draw:id="id65" draw:style-name="a365" draw:name="Rechteck 5">
          <svg:title/>
          <svg:desc/>
          <text:p text:style-name="a364" text:class-names="" text:cond-style-name=""><text:span text:style-name="a363" text:class-names="">Data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8034in" svg:y="1.46024in" svg:width="1.59556in" svg:height="0.52294in" draw:id="id66" draw:style-name="a368" draw:name="Rechteck 6">
          <svg:title/>
          <svg:desc/>
          <text:p text:style-name="a367" text:class-names="" text:cond-style-name=""><text:span text:style-name="a366" text:class-names="">Decode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1132in" svg:y="2.60015in" svg:width="1.56345in" svg:height="0.52294in" draw:id="id67" draw:style-name="a371" draw:name="Rechteck 7">
          <svg:title/>
          <svg:desc/>
          <text:p text:style-name="a370" text:class-names="" text:cond-style-name=""><text:span text:style-name="a369" text:class-names="">Tables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5968in" svg:y="2.60015in" svg:width="1.14488in" svg:height="0.52294in" draw:id="id68" draw:style-name="a374" draw:name="Rechteck 8">
          <svg:title/>
          <svg:desc/>
          <text:p text:style-name="a373" text:class-names="" text:cond-style-name=""><text:span text:style-name="a372" text:class-names="">Plot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7476in" svg:y1="0.98376in" draw:start-shape="id63" draw:start-glue-point="2" svg:x2="8.125in" svg:y2="1.49235in" draw:end-shape="id65" draw:end-glue-point="0" draw:id="id69" draw:style-name="a376" draw:name="Gerade Verbindung mit Pfeil 10">
          <svg:title/>
          <svg:desc/>
        </draw:connector>
        <draw:connector draw:type="line" svg:x1="6.97476in" svg:y1="0.98376in" draw:start-shape="id63" draw:start-glue-point="2" svg:x2="5.86831in" svg:y2="1.50841in" draw:end-shape="id64" draw:end-glue-point="0" draw:id="id70" draw:style-name="a378" draw:name="Gerade Verbindung mit Pfeil 12">
          <svg:title/>
          <svg:desc/>
        </draw:connector>
        <draw:connector draw:type="line" svg:x1="6.97476in" svg:y1="0.98376in" draw:start-shape="id63" draw:start-glue-point="2" svg:x2="10.07812in" svg:y2="1.46024in" draw:end-shape="id66" draw:end-glue-point="0" draw:id="id71" draw:style-name="a380" draw:name="Gerade Verbindung mit Pfeil 14">
          <svg:title/>
          <svg:desc/>
        </draw:connector>
        <draw:connector draw:type="line" svg:x1="8.125in" svg:y1="2.01529in" draw:start-shape="id65" draw:start-glue-point="2" svg:x2="6.19304in" svg:y2="2.60015in" draw:end-shape="id67" draw:end-glue-point="0" draw:id="id72" draw:style-name="a382" draw:name="Gerade Verbindung mit Pfeil 16">
          <svg:title/>
          <svg:desc/>
        </draw:connector>
        <draw:connector draw:type="line" svg:x1="8.125in" svg:y1="2.01529in" draw:start-shape="id65" draw:start-glue-point="2" svg:x2="10.73212in" svg:y2="2.60015in" draw:end-shape="id68" draw:end-glue-point="0" draw:id="id73" draw:style-name="a384" draw:name="Gerade Verbindung mit Pfeil 18">
          <svg:title/>
          <svg:desc/>
        </draw:connector>
        <draw:custom-shape svg:x="2.00803in" svg:y="3.69189in" svg:width="1.6315in" svg:height="0.52294in" draw:id="id74" draw:style-name="a387" draw:name="Rechteck 19">
          <svg:title/>
          <svg:desc/>
          <text:p text:style-name="a386" text:class-names="" text:cond-style-name=""><text:span text:style-name="a385" text:class-names="">TableView[1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648in" svg:y="3.70795in" svg:width="1.70298in" svg:height="0.52294in" draw:id="id75" draw:style-name="a390" draw:name="Rechteck 20">
          <svg:title/>
          <svg:desc/>
          <text:p text:style-name="a389" text:class-names="" text:cond-style-name=""><text:span text:style-name="a388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9304in" svg:y1="3.12309in" draw:start-shape="id67" draw:start-glue-point="2" svg:x2="2.82378in" svg:y2="3.69189in" draw:end-shape="id74" draw:end-glue-point="0" draw:id="id76" draw:style-name="a392" draw:name="Gerade Verbindung mit Pfeil 23">
          <svg:title/>
          <svg:desc/>
        </draw:connector>
        <draw:connector draw:type="line" svg:x1="6.19304in" svg:y1="3.12309in" draw:start-shape="id67" draw:start-glue-point="2" svg:x2="4.91629in" svg:y2="3.70795in" draw:end-shape="id75" draw:end-glue-point="0" draw:id="id77" draw:style-name="a394" draw:name="Gerade Verbindung mit Pfeil 25">
          <svg:title/>
          <svg:desc/>
        </draw:connector>
        <draw:custom-shape svg:x="0.42775in" svg:y="1.49312in" svg:width="1.70872in" svg:height="0.52294in" draw:id="id78" draw:style-name="a397" draw:name="Rechteck 47">
          <svg:title/>
          <svg:desc/>
          <text:p text:style-name="a396" text:class-names="" text:cond-style-name=""><text:span text:style-name="a395" text:class-names="">Menuba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2171in" svg:y="1.49312in" svg:width="1.70872in" svg:height="0.52294in" draw:id="id79" draw:style-name="a400" draw:name="Rechteck 48">
          <svg:title/>
          <svg:desc/>
          <text:p text:style-name="a399" text:class-names="" text:cond-style-name=""><text:span text:style-name="a398" text:class-names="">Toolba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033in" svg:y="1.48547in" svg:width="1.70872in" svg:height="0.52294in" draw:id="id80" draw:style-name="a403" draw:name="Rechteck 52">
          <svg:title/>
          <svg:desc/>
          <text:p text:style-name="a402" text:class-names="" text:cond-style-name=""><text:span text:style-name="a401" text:class-names="">Statusba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7476in" svg:y1="0.98376in" draw:start-shape="id63" draw:start-glue-point="2" svg:x2="1.28211in" svg:y2="1.49312in" draw:end-shape="id78" draw:end-glue-point="0" draw:id="id81" draw:style-name="a405" draw:name="Gerade Verbindung mit Pfeil 62">
          <svg:title/>
          <svg:desc/>
        </draw:connector>
        <draw:connector draw:type="line" svg:x1="6.97476in" svg:y1="0.98376in" draw:start-shape="id63" draw:start-glue-point="2" svg:x2="3.57607in" svg:y2="1.49312in" draw:end-shape="id79" draw:end-glue-point="0" draw:id="id82" draw:style-name="a407" draw:name="Gerade Verbindung mit Pfeil 64">
          <svg:title/>
          <svg:desc/>
        </draw:connector>
        <draw:connector draw:type="line" svg:x1="6.97476in" svg:y1="0.98376in" draw:start-shape="id63" draw:start-glue-point="2" svg:x2="12.28469in" svg:y2="1.48547in" draw:end-shape="id80" draw:end-glue-point="0" draw:id="id83" draw:style-name="a409" draw:name="Gerade Verbindung mit Pfeil 66">
          <svg:title/>
          <svg:desc/>
        </draw:connector>
        <draw:custom-shape svg:x="6.28858in" svg:y="3.69189in" svg:width="1.70298in" svg:height="0.52294in" draw:id="id84" draw:style-name="a412" draw:name="Rechteck 76">
          <svg:title/>
          <svg:desc/>
          <text:p text:style-name="a411" text:class-names="" text:cond-style-name=""><text:span text:style-name="a410" text:class-names="">TableView[n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9304in" svg:y1="3.12309in" draw:start-shape="id67" draw:start-glue-point="2" svg:x2="7.14007in" svg:y2="3.69189in" draw:end-shape="id84" draw:end-glue-point="0" draw:id="id85" draw:style-name="a414" draw:name="Gerade Verbindung mit Pfeil 80">
          <svg:title/>
          <svg:desc/>
        </draw:connector>
        <draw:custom-shape svg:x="8.5511in" svg:y="3.69189in" svg:width="2.00803in" svg:height="0.52294in" draw:id="id86" draw:style-name="a417" draw:name="Rechteck 8">
          <svg:title/>
          <svg:desc/>
          <text:p text:style-name="a416" text:class-names="" text:cond-style-name=""><text:span text:style-name="a415" text:class-names="">PlotWidget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2439in" svg:y="3.70795in" svg:width="2.21466in" svg:height="0.52294in" draw:id="id87" draw:style-name="a420" draw:name="Rechteck 8">
          <svg:title/>
          <svg:desc/>
          <text:p text:style-name="a419" text:class-names="" text:cond-style-name=""><text:span text:style-name="a418" text:class-names="">PlotSettingsDialo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73212in" svg:y1="3.12309in" draw:start-shape="id68" draw:start-glue-point="2" svg:x2="9.55511in" svg:y2="3.69189in" draw:end-shape="id86" draw:end-glue-point="0" draw:id="id88" draw:style-name="a422" draw:name="Gerade Verbindung mit Pfeil 29">
          <svg:title/>
          <svg:desc/>
        </draw:connector>
        <draw:connector draw:type="line" svg:x1="10.73212in" svg:y1="3.12309in" draw:start-shape="id68" draw:start-glue-point="2" svg:x2="12.03172in" svg:y2="3.70795in" draw:end-shape="id87" draw:end-glue-point="0" draw:id="id89" draw:style-name="a424" draw:name="Gerade Verbindung mit Pfeil 31">
          <svg:title/>
          <svg:desc/>
        </draw:connector>
      </draw:page>
      <draw:page draw:name="Slide3" draw:style-name="a425" draw:master-page-name="Master1-Layout2-obj-Titel-und-Inhalt" presentation:presentation-page-layout-name="Master1-PPL2" draw:id="Slide-258">
        <draw:custom-shape svg:x="5.8783in" svg:y="0.58421in" svg:width="0.90899in" svg:height="0.52294in" draw:id="id90" draw:style-name="a428" draw:name="Rechteck 3">
          <svg:title/>
          <svg:desc/>
          <text:p text:style-name="a427" text:class-names="" text:cond-style-name=""><text:span text:style-name="a426" text:class-names="">Mod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373in" svg:y="1.52436in" svg:width="1.1896in" svg:height="0.52294in" draw:id="id91" draw:style-name="a431" draw:name="Rechteck 4">
          <svg:title/>
          <svg:desc/>
          <text:p text:style-name="a430" text:class-names="" text:cond-style-name=""><text:span text:style-name="a429" text:class-names="">Enco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3438in" svg:y="1.53047in" svg:width="1.1896in" svg:height="0.52294in" draw:id="id92" draw:style-name="a434" draw:name="Rechteck 5">
          <svg:title/>
          <svg:desc/>
          <text:p text:style-name="a433" text:class-names="" text:cond-style-name=""><text:span text:style-name="a432" text:class-names="">Deco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7338in" svg:y="3.28135in" svg:width="2.0659in" svg:height="0.52294in" draw:id="id93" draw:style-name="a437" draw:name="Rechteck 6">
          <svg:title/>
          <svg:desc/>
          <text:p text:style-name="a436" text:class-names="" text:cond-style-name=""><text:span text:style-name="a435" text:class-names="">Transmitter[n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1096in" svg:y="3.27021in" svg:width="0.58663in" svg:height="0.52294in" draw:id="id94" draw:style-name="a440" draw:name="Rechteck 7">
          <svg:title/>
          <svg:desc/>
          <text:p text:style-name="a439" text:class-names="" text:cond-style-name=""><text:span text:style-name="a438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593in" svg:y="3.28275in" svg:width="1.76543in" svg:height="0.52294in" draw:id="id95" draw:style-name="a443" draw:name="Rechteck 8">
          <svg:title/>
          <svg:desc/>
          <text:p text:style-name="a442" text:class-names="" text:cond-style-name=""><text:span text:style-name="a441" text:class-names="">Transmitter[1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4744in" svg:y="3.28275in" svg:width="1.50442in" svg:height="0.52294in" draw:id="id96" draw:style-name="a446" draw:name="Rechteck 9">
          <svg:title/>
          <svg:desc/>
          <text:p text:style-name="a445" text:class-names="" text:cond-style-name=""><text:span text:style-name="a444" text:class-names="">Receiver[1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66225in" svg:y="3.28275in" svg:width="1.50442in" svg:height="0.52294in" draw:id="id97" draw:style-name="a449" draw:name="Rechteck 10">
          <svg:title/>
          <svg:desc/>
          <text:p text:style-name="a448" text:class-names="" text:cond-style-name=""><text:span text:style-name="a447" text:class-names="">Receiver[n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0484in" svg:y="3.30221in" svg:width="1.50442in" svg:height="0.52294in" draw:id="id98" draw:style-name="a452" draw:name="Rechteck 11">
          <svg:title/>
          <svg:desc/>
          <text:p text:style-name="a451" text:class-names="" text:cond-style-name=""><text:span text:style-name="a450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321in" svg:y="5.4321in" svg:width="12.73457in" svg:height="0.55387in" draw:id="id99" draw:style-name="a456" draw:name="Rechteck 12">
          <svg:title/>
          <svg:desc/>
          <text:p text:style-name="a455" text:class-names="" text:cond-style-name=""><text:span text:style-name="a453" text:class-names="">Physical Channel</text:span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33279in" svg:y1="1.10715in" draw:start-shape="id90" draw:start-glue-point="2" svg:x2="2.73853in" svg:y2="1.52436in" draw:end-shape="id91" draw:end-glue-point="0" draw:id="id100" draw:style-name="a458" draw:name="Gerade Verbindung mit Pfeil 14">
          <svg:title/>
          <svg:desc/>
        </draw:connector>
        <draw:connector draw:type="line" svg:x1="6.33279in" svg:y1="1.10715in" draw:start-shape="id90" draw:start-glue-point="2" svg:x2="10.12918in" svg:y2="1.53047in" draw:end-shape="id92" draw:end-glue-point="0" draw:id="id101" draw:style-name="a460" draw:name="Gerade Verbindung mit Pfeil 16">
          <svg:title/>
          <svg:desc/>
        </draw:connector>
        <draw:connector draw:type="line" svg:x1="2.73853in" svg:y1="2.0473in" draw:start-shape="id91" draw:start-glue-point="2" svg:x2="1.05865in" svg:y2="3.28275in" draw:end-shape="id95" draw:end-glue-point="0" draw:id="id102" draw:style-name="a462" draw:name="Gerade Verbindung mit Pfeil 18">
          <svg:title/>
          <svg:desc/>
        </draw:connector>
        <draw:connector draw:type="line" svg:x1="2.73853in" svg:y1="2.0473in" draw:start-shape="id91" draw:start-glue-point="2" svg:x2="2.60427in" svg:y2="3.27021in" draw:end-shape="id94" draw:end-glue-point="0" draw:id="id103" draw:style-name="a464" draw:name="Gerade Verbindung mit Pfeil 20">
          <svg:title/>
          <svg:desc/>
        </draw:connector>
        <draw:connector draw:type="line" svg:x1="2.73853in" svg:y1="2.0473in" draw:start-shape="id91" draw:start-glue-point="2" svg:x2="4.30633in" svg:y2="3.28135in" draw:end-shape="id93" draw:end-glue-point="0" draw:id="id104" draw:style-name="a466" draw:name="Gerade Verbindung mit Pfeil 22">
          <svg:title/>
          <svg:desc/>
        </draw:connector>
        <draw:connector draw:type="line" svg:x1="10.12918in" svg:y1="2.05341in" draw:start-shape="id92" draw:start-glue-point="2" svg:x2="9.09965in" svg:y2="3.28275in" draw:end-shape="id96" draw:end-glue-point="0" draw:id="id105" draw:style-name="a468" draw:name="Gerade Verbindung mit Pfeil 24">
          <svg:title/>
          <svg:desc/>
        </draw:connector>
        <draw:connector draw:type="line" svg:x1="10.12918in" svg:y1="2.05341in" draw:start-shape="id92" draw:start-glue-point="2" svg:x2="10.75705in" svg:y2="3.30221in" draw:end-shape="id98" draw:end-glue-point="0" draw:id="id106" draw:style-name="a470" draw:name="Gerade Verbindung mit Pfeil 26">
          <svg:title/>
          <svg:desc/>
        </draw:connector>
        <draw:connector draw:type="line" svg:x1="10.12918in" svg:y1="2.05341in" draw:start-shape="id92" draw:start-glue-point="2" svg:x2="12.41446in" svg:y2="3.28275in" draw:end-shape="id97" draw:end-glue-point="0" draw:id="id107" draw:style-name="a472" draw:name="Gerade Verbindung mit Pfeil 28">
          <svg:title/>
          <svg:desc/>
        </draw:connector>
        <draw:connector draw:type="line" svg:x1="1.05864in" svg:y1="3.80569in" draw:start-shape="id95" draw:start-glue-point="2" svg:x2="1.05864in" svg:y2="5.46303in" draw:id="id108" draw:style-name="a474" draw:name="Gerade Verbindung mit Pfeil 30">
          <svg:title/>
          <svg:desc/>
        </draw:connector>
        <draw:connector draw:type="line" svg:x1="2.60428in" svg:y1="3.79315in" draw:start-shape="id94" draw:start-glue-point="2" svg:x2="2.60428in" svg:y2="5.4307in" draw:id="id109" draw:style-name="a476" draw:name="Gerade Verbindung mit Pfeil 32">
          <svg:title/>
          <svg:desc/>
        </draw:connector>
        <draw:connector draw:type="line" svg:x1="4.30633in" svg:y1="3.80429in" draw:start-shape="id93" draw:start-glue-point="2" svg:x2="4.30633in" svg:y2="5.4307in" draw:id="id110" draw:style-name="a478" draw:name="Gerade Verbindung mit Pfeil 34">
          <svg:title/>
          <svg:desc/>
        </draw:connector>
        <draw:connector draw:type="line" svg:x1="9.09964in" svg:y1="3.80569in" draw:start-shape="id96" draw:start-glue-point="2" svg:x2="9.09964in" svg:y2="5.4321in" draw:id="id111" draw:style-name="a480" draw:name="Gerade Verbindung mit Pfeil 36">
          <svg:title/>
          <svg:desc/>
        </draw:connector>
        <draw:connector draw:type="line" svg:x1="10.75705in" svg:y1="3.82515in" draw:start-shape="id98" draw:start-glue-point="2" svg:x2="10.75705in" svg:y2="5.4321in" draw:id="id112" draw:style-name="a482" draw:name="Gerade Verbindung mit Pfeil 38">
          <svg:title/>
          <svg:desc/>
        </draw:connector>
        <draw:connector draw:type="line" svg:x1="12.41446in" svg:y1="3.80569in" draw:start-shape="id97" draw:start-glue-point="2" svg:x2="12.41446in" svg:y2="5.4321in" draw:id="id113" draw:style-name="a484" draw:name="Gerade Verbindung mit Pfeil 40">
          <svg:title/>
          <svg:desc/>
        </draw:connector>
      </draw:page>
      <draw:page draw:name="Slide2" draw:style-name="a485" draw:master-page-name="Master1-Layout2-obj-Titel-und-Inhalt" presentation:presentation-page-layout-name="Master1-PPL2" draw:id="Slide-257">
        <draw:custom-shape svg:x="5.34568in" svg:y="3.0216in" svg:width="2.64198in" svg:height="0.7284in" draw:id="id114" draw:style-name="a489" draw:name="Rechteck 4">
          <svg:title/>
          <svg:desc/>
          <text:p text:style-name="a488" text:class-names="" text:cond-style-name=""><text:span text:style-name="a486" text:class-names="">Controller</text:span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5713in" svg:y="3.0216in" svg:width="2.64198in" svg:height="0.7284in" draw:id="id115" draw:style-name="a492" draw:name="Rechteck 7">
          <svg:title/>
          <svg:desc/>
          <text:p text:style-name="a491" text:class-names="" text:cond-style-name=""><text:span text:style-name="a490" text:class-names="">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423in" svg:y="3.0216in" svg:width="2.64198in" svg:height="0.7284in" draw:id="id116" draw:style-name="a496" draw:name="Rechteck 8">
          <svg:title/>
          <svg:desc/>
          <text:p text:style-name="a495" text:class-names="" text:cond-style-name=""><text:span text:style-name="a493" text:class-names="">Model</text:span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34568in" svg:y1="3.22075in" svg:x2="3.77621in" svg:y2="3.22075in" draw:id="id117" draw:style-name="a498" draw:name="Gerade Verbindung mit Pfeil 6">
          <svg:title/>
          <svg:desc/>
        </draw:connector>
        <draw:connector draw:type="line" svg:x1="9.55713in" svg:y1="3.22075in" svg:x2="7.98766in" svg:y2="3.22075in" draw:id="id118" draw:style-name="a500" draw:name="Gerade Verbindung mit Pfeil 12">
          <svg:title/>
          <svg:desc/>
        </draw:connector>
        <draw:connector draw:type="line" svg:x1="7.98766in" svg:y1="3.56056in" svg:x2="9.55713in" svg:y2="3.56056in" draw:id="id119" draw:style-name="a502" draw:name="Gerade Verbindung mit Pfeil 14">
          <svg:title/>
          <svg:desc/>
        </draw:connector>
        <draw:frame draw:id="id120" draw:style-name="a506" draw:name="Textfeld 15" svg:x="8.06748in" svg:y="2.34401in" svg:width="1.40982in" svg:height="0.70684in">
          <draw:text-box>
            <text:p text:style-name="a505" text:class-names="" text:cond-style-name=""><text:span text:style-name="a503" text:class-names="">- Get values<text:line-break/>- User input</text:span><text:span text:style-name="a504" text:class-names=""/></text:p>
          </draw:text-box>
          <svg:title/>
          <svg:desc/>
        </draw:frame>
        <draw:frame draw:id="id121" draw:style-name="a513" draw:name="Textfeld 16" svg:x="3.67133in" svg:y="2.21519in" svg:width="1.80096in" svg:height="0.70684in">
          <draw:text-box>
            <text:p text:style-name="a509" text:class-names="" text:cond-style-name=""><text:span text:style-name="a507" text:class-names="">-<text:s text:c="1"/></text:span><text:span text:style-name="a508" text:class-names="">Get values</text:span></text:p>
            <text:p text:style-name="a512" text:class-names="" text:cond-style-name=""><text:span text:style-name="a510" text:class-names="">- Update model</text:span><text:span text:style-name="a511" text:class-names=""/></text:p>
          </draw:text-box>
          <svg:title/>
          <svg:desc/>
        </draw:frame>
        <draw:frame draw:id="id122" draw:style-name="a517" draw:name="Textfeld 17" svg:x="7.93098in" svg:y="3.75in" svg:width="1.62614in" svg:height="0.40391in">
          <draw:text-box>
            <text:p text:style-name="a516" text:class-names="" text:cond-style-name=""><text:span text:style-name="a514" text:class-names="">- Update view</text:span><text:span text:style-name="a51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21" svg:viewBox="0 0 20 30" svg:d="m10 0-10 30h20z"/>
    <draw:marker draw:name="a459" svg:viewBox="0 0 20 30" svg:d="m10 0-10 30h20z"/>
    <draw:marker draw:name="a423" svg:viewBox="0 0 20 30" svg:d="m10 0-10 30h20z"/>
    <draw:marker draw:name="a471" svg:viewBox="0 0 20 30" svg:d="m10 0-10 30h20z"/>
    <draw:marker draw:name="a473" svg:viewBox="0 0 20 30" svg:d="m10 0-10 30h20z"/>
    <draw:marker draw:name="a381" svg:viewBox="0 0 20 30" svg:d="m10 0-10 30h20z"/>
    <draw:marker draw:name="a475" svg:viewBox="0 0 20 30" svg:d="m10 0-10 30h20z"/>
    <draw:marker draw:name="a383" svg:viewBox="0 0 20 30" svg:d="m10 0-10 30h20z"/>
    <draw:marker draw:name="a477" svg:viewBox="0 0 20 30" svg:d="m10 0-10 30h20z"/>
    <draw:marker draw:name="a479" svg:viewBox="0 0 20 30" svg:d="m10 0-10 30h20z"/>
    <draw:marker draw:name="a501" svg:viewBox="0 0 20 30" svg:d="m10 0-10 30h20z"/>
    <draw:marker draw:name="a413" svg:viewBox="0 0 20 30" svg:d="m10 0-10 30h20z"/>
    <draw:marker draw:name="a497" svg:viewBox="0 0 20 30" svg:d="m10 0-10 30h20z"/>
    <draw:marker draw:name="a461" svg:viewBox="0 0 20 30" svg:d="m10 0-10 30h20z"/>
    <draw:marker draw:name="a499" svg:viewBox="0 0 20 30" svg:d="m10 0-10 30h20z"/>
    <draw:marker draw:name="a463" svg:viewBox="0 0 20 30" svg:d="m10 0-10 30h20z"/>
    <draw:marker draw:name="a465" svg:viewBox="0 0 20 30" svg:d="m10 0-10 30h20z"/>
    <draw:marker draw:name="a467" svg:viewBox="0 0 20 30" svg:d="m10 0-10 30h20z"/>
    <draw:marker draw:name="a469" svg:viewBox="0 0 20 30" svg:d="m10 0-10 30h20z"/>
    <draw:marker draw:name="a375" svg:viewBox="0 0 20 30" svg:d="m10 0-10 30h20z"/>
    <draw:marker draw:name="a377" svg:viewBox="0 0 20 30" svg:d="m10 0-10 30h20z"/>
    <draw:marker draw:name="a379" svg:viewBox="0 0 20 30" svg:d="m10 0-10 30h20z"/>
    <draw:marker draw:name="a481" svg:viewBox="0 0 20 30" svg:d="m10 0-10 30h20z"/>
    <draw:marker draw:name="a483" svg:viewBox="0 0 20 30" svg:d="m10 0-10 30h20z"/>
    <draw:marker draw:name="a404" svg:viewBox="0 0 20 30" svg:d="m10 0-10 30h20z"/>
    <draw:marker draw:name="a391" svg:viewBox="0 0 20 30" svg:d="m10 0-10 30h20z"/>
    <draw:marker draw:name="a406" svg:viewBox="0 0 20 30" svg:d="m10 0-10 30h20z"/>
    <draw:marker draw:name="a393" svg:viewBox="0 0 20 30" svg:d="m10 0-10 30h20z"/>
    <draw:marker draw:name="a408" svg:viewBox="0 0 20 30" svg:d="m10 0-10 30h20z"/>
    <draw:marker draw:name="a45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10/2021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astertitelformat bearbeiten</text:span><text:span text:style-name="a34" text:class-names=""/></text:p>
        </draw:text-box>
        <svg:title/>
        <svg:desc/>
      </draw:frame>
      <draw:frame draw:id="id6" presentation:style-name="a40" draw:name="Unt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aster-Untertitelformat bearbeiten</text:span><text:span text:style-name="a38" text:class-names=""/></text:p>
        </draw:text-box>
        <svg:title/>
        <svg:desc/>
      </draw:frame>
      <draw:frame draw:id="id7" presentation:style-name="a44" draw:name="Datumsplatzhalt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10/2021</text:date></text:span></text:p>
        </draw:text-box>
        <svg:title/>
        <svg:desc/>
      </draw:frame>
      <draw:frame draw:id="id8" presentation:style-name="a47" draw:name="Fußzeilenplatzhalt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astertitelformat bearbeiten</text:span><text:span text:style-name="a53" text:class-names=""/></text:p>
        </draw:text-box>
        <svg:title/>
        <svg:desc/>
      </draw:frame>
      <draw:frame draw:id="id11" presentation:style-name="a72" draw:name="Inhaltsplatzhalt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astertext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umsplatzhalt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10/2021</text:date></text:span></text:p>
        </draw:text-box>
        <svg:title/>
        <svg:desc/>
      </draw:frame>
      <draw:frame draw:id="id13" presentation:style-name="a79" draw:name="Fußzeilenplatzhalt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6" presentation:style-name="a91" draw:name="Textplatzhalt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10/2021</text:date></text:span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Foliennummernplatzhalt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astertitelformat bearbeiten</text:span><text:span text:style-name="a104" text:class-names=""/></text:p>
        </draw:text-box>
        <svg:title/>
        <svg:desc/>
      </draw:frame>
      <draw:frame draw:id="id21" presentation:style-name="a123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Inhaltsplatzhalt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umsplatzhalt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10/2021</text:date></text:span></text:p>
        </draw:text-box>
        <svg:title/>
        <svg:desc/>
      </draw:frame>
      <draw:frame draw:id="id24" presentation:style-name="a147" draw:name="Fußzeilenplatzhalt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astertitelformat bearbeiten</text:span><text:span text:style-name="a153" text:class-names=""/></text:p>
        </draw:text-box>
        <svg:title/>
        <svg:desc/>
      </draw:frame>
      <draw:frame draw:id="id27" presentation:style-name="a159" draw:name="Textplatzhalt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astertextformat bearbeiten</text:span></text:p>
            </text:list-item>
          </text:list>
        </draw:text-box>
        <svg:title/>
        <svg:desc/>
      </draw:frame>
      <draw:frame draw:id="id28" presentation:style-name="a176" draw:name="Inhaltsplatzhalt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astertext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platzhalt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0" presentation:style-name="a197" draw:name="Inhaltsplatzhalt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umsplatzhalt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1/10/2021</text:date></text:span></text:p>
        </draw:text-box>
        <svg:title/>
        <svg:desc/>
      </draw:frame>
      <draw:frame draw:id="id32" presentation:style-name="a204" draw:name="Fußzeilenplatzhalt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Foliennummernplatzhalt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astertitelformat bearbeiten</text:span><text:span text:style-name="a210" text:class-names=""/></text:p>
        </draw:text-box>
        <svg:title/>
        <svg:desc/>
      </draw:frame>
      <draw:frame draw:id="id35" presentation:style-name="a216" draw:name="Datumsplatzhalt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10/2021</text:date></text:span></text:p>
        </draw:text-box>
        <svg:title/>
        <svg:desc/>
      </draw:frame>
      <draw:frame draw:id="id36" presentation:style-name="a219" draw:name="Fußzeilenplatzhalt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umsplatzhalt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10/2021</text:date></text:span></text:p>
        </draw:text-box>
        <svg:title/>
        <svg:desc/>
      </draw:frame>
      <draw:frame draw:id="id39" presentation:style-name="a230" draw:name="Fußzeilenplatzhalt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Foliennummernplatzhalt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astertitelformat bearbeiten</text:span><text:span text:style-name="a236" text:class-names=""/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3" draw:name="Datumsplatzhalt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10/2021</text:date></text:span></text:p>
        </draw:text-box>
        <svg:title/>
        <svg:desc/>
      </draw:frame>
      <draw:frame draw:id="id45" presentation:style-name="a266" draw:name="Fußzeilenplatzhalt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Foliennummernplatzhalt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48" presentation:style-name="a277" draw:name="Bildplatzhalt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platzhalt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Mastertextformat bearbeiten</text:span></text:p>
            </text:list-item>
          </text:list>
        </draw:text-box>
        <svg:title/>
        <svg:desc/>
      </draw:frame>
      <draw:frame draw:id="id50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1/10/2021</text:date></text:span></text:p>
        </draw:text-box>
        <svg:title/>
        <svg:desc/>
      </draw:frame>
      <draw:frame draw:id="id51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Foliennummernplatzhalt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astertitelformat bearbeiten</text:span><text:span text:style-name="a294" text:class-names=""/></text:p>
        </draw:text-box>
        <svg:title/>
        <svg:desc/>
      </draw:frame>
      <draw:frame draw:id="id54" presentation:style-name="a313" draw:name="Vertikaler Textplatzhalt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Zweite Ebene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ünfte Ebene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umsplatzhalt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1/10/2021</text:date></text:span></text:p>
        </draw:text-box>
        <svg:title/>
        <svg:desc/>
      </draw:frame>
      <draw:frame draw:id="id56" presentation:style-name="a320" draw:name="Fußzeilenplatzhalt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Foliennummernplatzhalt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4">
      <draw:frame draw:id="id58" presentation:style-name="a328" draw:name="Vertikaler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59" presentation:style-name="a345" draw:name="Vertikaler Textplatzhalt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Zweite Ebene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ünfte Ebene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umsplatzhalt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1/10/2021</text:date></text:span></text:p>
        </draw:text-box>
        <svg:title/>
        <svg:desc/>
      </draw:frame>
      <draw:frame draw:id="id61" presentation:style-name="a352" draw:name="Fußzeilenplatzhalt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Foliennummernplatzhalt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Benjamin Schiller</meta:initial-creator>
    <dc:creator>Benjamin Schiller</dc:creator>
    <meta:creation-date>2021-09-30T14:58:39Z</meta:creation-date>
    <dc:date>2021-11-10T17:24:07Z</dc:date>
    <meta:editing-cycles>3</meta:editing-cycles>
    <meta:editing-duration>PT0S</meta:editing-duration>
    <meta:document-statistic meta:paragraph-count="31" meta:word-count="62"/>
  </office:meta>
</office:document-meta>
</file>